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officeooo:rsid="00009da8" officeooo:paragraph-rsid="00009da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pl" fo:country="PL" officeooo:rsid="00009da8" officeooo:paragraph-rsid="00009da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pl" fo:country="PL" officeooo:rsid="00009da8" officeooo:paragraph-rsid="00009da8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pl" fo:country="PL" officeooo:rsid="00009da8" officeooo:paragraph-rsid="00009da8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09da8" officeooo:paragraph-rsid="00009da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pl" fo:country="PL" fo:font-style="normal" officeooo:rsid="00023797" officeooo:paragraph-rsid="00009da8" style:font-size-asian="12pt" style:font-style-asian="normal" style:font-size-complex="12pt" style:font-style-complex="normal"/>
    </style:style>
    <style:style style:name="T1" style:family="text">
      <style:text-properties style:font-name="Times New Roman"/>
    </style:style>
    <style:style style:name="T2" style:family="text">
      <style:text-properties officeooo:rsid="00015b1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15b15" style:font-style-asian="italic" style:font-style-complex="italic"/>
    </style:style>
    <style:style style:name="T5" style:family="text">
      <style:text-properties fo:font-style="italic" officeooo:rsid="00023797" style:font-style-asian="italic" style:font-style-complex="italic"/>
    </style:style>
    <style:style style:name="T6" style:family="text">
      <style:text-properties fo:font-style="italic" officeooo:rsid="000374e3" style:font-style-asian="italic" style:font-style-complex="italic"/>
    </style:style>
    <style:style style:name="T7" style:family="text">
      <style:text-properties fo:font-style="italic" fo:font-weight="normal" officeooo:rsid="00015b15" style:font-style-asian="italic" style:font-weight-asian="normal" style:font-style-complex="italic" style:font-weight-complex="normal"/>
    </style:style>
    <style:style style:name="T8" style:family="text">
      <style:text-properties fo:font-style="normal" officeooo:rsid="00015b15" style:font-style-asian="normal" style:font-style-complex="normal"/>
    </style:style>
    <style:style style:name="T9" style:family="text">
      <style:text-properties fo:font-style="normal" officeooo:rsid="00023797" style:font-style-asian="normal" style:font-style-complex="normal"/>
    </style:style>
    <style:style style:name="T10" style:family="text">
      <style:text-properties fo:font-style="normal" officeooo:rsid="000374e3" style:font-style-asian="normal" style:font-style-complex="normal"/>
    </style:style>
    <style:style style:name="T11" style:family="text">
      <style:text-properties fo:font-style="normal" officeooo:rsid="0006efd6" style:font-style-asian="normal" style:font-style-complex="normal"/>
    </style:style>
    <style:style style:name="T12" style:family="text">
      <style:text-properties fo:font-style="normal" officeooo:rsid="00085668" style:font-style-asian="normal" style:font-style-complex="normal"/>
    </style:style>
    <style:style style:name="T13" style:family="text">
      <style:text-properties fo:font-style="normal" officeooo:rsid="0008e74d" style:font-style-asian="normal" style:font-style-complex="normal"/>
    </style:style>
    <style:style style:name="T14" style:family="text">
      <style:text-properties style:font-name="Liberation Serif1" fo:font-style="normal" officeooo:rsid="000374e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owanie w Pythonie: projekt końcowy</text:p>
      <text:p text:style-name="P3"/>
      <text:p text:style-name="P1"><text:a xlink:type="simple" xlink:href="mailto:286036@stud.umk.pl" text:style-name="Internet_20_link" text:visited-style-name="Visited_20_Internet_20_Link"><text:span text:style-name="T1">286036@stud.umk.pl</text:span></text:a></text:p>
      <text:p text:style-name="P4"/>
      <text:p text:style-name="P5"><text:tab/><text:span text:style-name="T2">Projekt zaliczeniowy polegał na napisaniu programu, który otrzymując wielowymiarowy tensor, redukuje jego wymiary do reprezentacji w przestrzeni dwu- lub – trójwymiarowej oraz umieszcza dane na wykresie. </text:span></text:p>
      <text:p text:style-name="P5"><text:tab/><text:span text:style-name="T2">Wielowymiarowe dane zostały pobrane z publicznego serwera Freie </text:span>Universität Berlin – „<text:span text:style-name="T3">alanine-dipeptide-3x250ns-heavy-atom-distances.npz” </text:span><text:span text:style-name="T8">przy użyciu biblioteki </text:span><text:span text:style-name="T4">mdshare. </text:span><text:span text:style-name="T8">Przekształcenie danych zostało wykonane przy użyciu funkcji </text:span><text:span text:style-name="T7">TSNE()</text:span><text:span text:style-name="T8"> z biblioteki </text:span><text:span text:style-name="T4">sklearn. </text:span><text:span text:style-name="T8">Wykorzystuje ona algorytm symulacji Barnes’a -Hut’a, </text:span><text:span text:style-name="T9">który dzieli objętość symulacji na sześcienne komórki za pośrednictwem drzewa ósemkowego. Oznacza to, że tylko dane z pobliskich komórek zredukowane zostają do przestrzeni trójwymiarowej. Reprezentacja danych odbywa się przez użycie biblioteki </text:span><text:span text:style-name="T5">matplotlib. </text:span><text:span text:style-name="T9">Program, dzięki wykorzystaniu biblioteki </text:span><text:span text:style-name="T5">argparse</text:span><text:span text:style-name="T9"> posiada również możliwość ustawienia parametrów algorytmu tj. ilości końcowych wymiarów,kroki symulacji, współczynnik uczenia.</text:span></text:p>
      <text:p text:style-name="P5"><text:span text:style-name="T9"><text:tab/></text:span><text:span text:style-name="T10">W folderze </text:span><text:span text:style-name="T6">etc </text:span><text:span text:style-name="T10">umieszczone zostały wykresy uzyskane w trakcie działania programu. Obraz umieszczony w poleceniu projektu reprezentowany jest w przestrzeni trójwymiarowej (trzeci wymiar symbolizuje kolor pomiędzy izoliniami. Wykonany program posiada możliwość wyświetlania wykresów w przestrzeni dwu- lub trójwymiarowej, jednak nie posiada izolinii. Trzeci wymiar symbolizowany jest jako kolor punktów znajdujących się na obrazie. Udało się wykonać przeskalowanie danych, tak aby na wykresie wyświetlany był przedział [-</text:span><text:span text:style-name="T14">π</text:span><text:span text:style-name="T10">,+</text:span><text:span text:style-name="T14">π</text:span><text:span text:style-name="T10">] dla każdej osi.</text:span></text:p>
      <text:p text:style-name="P5"><text:span text:style-name="T10"><text:tab/></text:span><text:span text:style-name="T11">W programie został wykorzystany jeden z najpopularniejszych algorytmów do redukcji wymiarów tensorów </text:span><text:span text:style-name="T12">wykorzystujący uczenie maszynowe. Program ułatwia korzystanie z funkcji dzięki parametrom, pozwalającym na zmianę warunków symulacji. </text:span><text:span text:style-name="T13">Reprezentacja danych na wykresie różni się z podanym przykładem, jednak zostaje zachowana idea, dzięki której dane są reprezentowane w sposób czytelny. </text:span></text:p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7-26T16:34:14.856000000</dc:date>
    <meta:editing-duration>PT35M49S</meta:editing-duration>
    <meta:editing-cycles>8</meta:editing-cycles>
    <meta:document-statistic meta:table-count="0" meta:image-count="0" meta:object-count="0" meta:page-count="1" meta:paragraph-count="7" meta:word-count="230" meta:character-count="1939" meta:non-whitespace-character-count="1706"/>
  </office:meta>
</office:document-meta>
</file>